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</office:automatic-styles>
  <office:body>
    <office:text text:use-soft-page-breaks="true">
      <text:p text:style-name="P1">Gruppkontrakt</text:p>
      <text:p text:style-name="Normal"/>
      <text:list text:style-name="LFO1" text:continue-numbering="true">
        <text:list-item>
          <text:p text:style-name="P2">Bunny Sheriffs</text:p>
          <text:list text:continue-numbering="true">
            <text:list-item>
              <text:p text:style-name="P3">Överens om tider</text:p>
            </text:list-item>
            <text:list-item>
              <text:p text:style-name="P4">Avstämningsmöten</text:p>
            </text:list-item>
            <text:list-item>
              <text:p text:style-name="P5">Skapa discordgrupp för sin basgrupp röst och skrivkanal</text:p>
            </text:list-item>
            <text:list-item>
              <text:p text:style-name="P6">Inte vara rädd att be om hjälp<text:s/></text:p>
            </text:list-item>
            <text:list-item>
              <text:p text:style-name="P7">Ta sitt ansvar</text:p>
            </text:list-item>
            <text:list-item>
              <text:p text:style-name="P8">Ta inte åt sig mer ansvar än vad man tror att man klarar av</text:p>
            </text:list-item>
            <text:list-item>
              <text:p text:style-name="P9">Ha kul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 Isoaho</meta:initial-creator>
    <dc:creator>Anton Isoaho</dc:creator>
    <meta:creation-date>2023-09-12T07:57:00Z</meta:creation-date>
    <dc:date>2023-09-12T12:26:00Z</dc:date>
    <meta:template xlink:href="Normal" xlink:type="simple"/>
    <meta:editing-cycles>1</meta:editing-cycles>
    <meta:editing-duration>PT16140S</meta:editing-duration>
    <meta:document-statistic meta:page-count="1" meta:paragraph-count="1" meta:word-count="37" meta:character-count="234" meta:row-count="1" meta:non-whitespace-character-count="198"/>
  </office:meta>
</office:document-meta>
</file>